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710c" officeooo:paragraph-rsid="0014710c"/>
    </style:style>
    <style:style style:name="P2" style:family="paragraph" style:parent-style-name="Standard">
      <style:text-properties officeooo:rsid="001e7107" officeooo:paragraph-rsid="001e7107"/>
    </style:style>
    <style:style style:name="P3" style:family="paragraph" style:parent-style-name="Standard">
      <style:text-properties fo:font-weight="bold" officeooo:rsid="001e7107" officeooo:paragraph-rsid="001e7107" style:font-weight-asian="bold" style:font-weight-complex="bold"/>
    </style:style>
    <style:style style:name="P4" style:family="paragraph" style:parent-style-name="Standard">
      <style:text-properties fo:font-weight="bold" officeooo:rsid="00248bb9" officeooo:paragraph-rsid="00248bb9" style:font-weight-asian="bold" style:font-weight-complex="bold"/>
    </style:style>
    <style:style style:name="P5" style:family="paragraph" style:parent-style-name="Standard">
      <style:text-properties fo:font-weight="bold" officeooo:rsid="002635e3" officeooo:paragraph-rsid="002635e3" style:font-weight-asian="bold" style:font-weight-complex="bold"/>
    </style:style>
    <style:style style:name="P6" style:family="paragraph" style:parent-style-name="Standard">
      <style:text-properties fo:font-weight="bold" officeooo:rsid="0027a672" officeooo:paragraph-rsid="0027a672" style:font-weight-asian="bold" style:font-weight-complex="bold"/>
    </style:style>
    <style:style style:name="P7" style:family="paragraph" style:parent-style-name="Standard">
      <style:text-properties fo:font-weight="bold" officeooo:rsid="002876e0" officeooo:paragraph-rsid="002876e0" style:font-weight-asian="bold" style:font-weight-complex="bold"/>
    </style:style>
    <style:style style:name="P8" style:family="paragraph" style:parent-style-name="Standard">
      <style:text-properties fo:font-weight="bold" officeooo:rsid="002876e0" officeooo:paragraph-rsid="006653a5" style:font-weight-asian="bold" style:font-weight-complex="bold"/>
    </style:style>
    <style:style style:name="P9" style:family="paragraph" style:parent-style-name="Standard">
      <style:text-properties fo:font-weight="bold" officeooo:rsid="0068059f" officeooo:paragraph-rsid="0068059f" style:font-weight-asian="bold" style:font-weight-complex="bold"/>
    </style:style>
    <style:style style:name="P10" style:family="paragraph" style:parent-style-name="Standard">
      <style:text-properties fo:font-weight="bold" officeooo:rsid="00698b15" officeooo:paragraph-rsid="00698b15" style:font-weight-asian="bold" style:font-weight-complex="bold"/>
    </style:style>
    <style:style style:name="P11" style:family="paragraph" style:parent-style-name="Standard">
      <style:text-properties officeooo:rsid="0023b590" officeooo:paragraph-rsid="0023b590"/>
    </style:style>
    <style:style style:name="P12" style:family="paragraph" style:parent-style-name="Standard">
      <style:text-properties officeooo:rsid="00248bb9" officeooo:paragraph-rsid="00248bb9"/>
    </style:style>
    <style:style style:name="P13" style:family="paragraph" style:parent-style-name="Standard">
      <style:text-properties officeooo:rsid="00248bb9" officeooo:paragraph-rsid="002635e3"/>
    </style:style>
    <style:style style:name="P14" style:family="paragraph" style:parent-style-name="Standard">
      <style:text-properties officeooo:rsid="002635e3" officeooo:paragraph-rsid="002635e3"/>
    </style:style>
    <style:style style:name="P15" style:family="paragraph" style:parent-style-name="Standard">
      <style:text-properties fo:font-weight="normal" officeooo:rsid="002635e3" officeooo:paragraph-rsid="002635e3" style:font-weight-asian="normal" style:font-weight-complex="normal"/>
    </style:style>
    <style:style style:name="P16" style:family="paragraph" style:parent-style-name="Standard">
      <style:text-properties fo:font-weight="normal" officeooo:rsid="0068059f" officeooo:paragraph-rsid="0068059f" style:font-weight-asian="normal" style:font-weight-complex="normal"/>
    </style:style>
    <style:style style:name="P17" style:family="paragraph" style:parent-style-name="Standard">
      <style:text-properties fo:font-weight="normal" officeooo:rsid="00698b15" officeooo:paragraph-rsid="00698b15" style:font-weight-asian="normal" style:font-weight-complex="normal"/>
    </style:style>
    <style:style style:name="P18" style:family="paragraph" style:parent-style-name="Standard">
      <style:text-properties officeooo:rsid="0027a672" officeooo:paragraph-rsid="0027a672"/>
    </style:style>
    <style:style style:name="P19" style:family="paragraph" style:parent-style-name="Standard">
      <style:text-properties officeooo:rsid="002876e0" officeooo:paragraph-rsid="002876e0"/>
    </style:style>
    <style:style style:name="P20" style:family="paragraph" style:parent-style-name="Standard">
      <style:paragraph-properties fo:text-align="start" style:justify-single-word="false"/>
      <style:text-properties officeooo:rsid="002876e0" officeooo:paragraph-rsid="002d5314"/>
    </style:style>
    <style:style style:name="P21" style:family="paragraph" style:parent-style-name="Standard">
      <style:text-properties officeooo:rsid="0034b7a3" officeooo:paragraph-rsid="0034b7a3"/>
    </style:style>
    <style:style style:name="P22" style:family="paragraph" style:parent-style-name="Standard">
      <style:paragraph-properties fo:margin-left="0.5in" fo:margin-right="0in" fo:text-indent="0in" style:auto-text-indent="false"/>
      <style:text-properties officeooo:rsid="002876e0" officeooo:paragraph-rsid="002876e0"/>
    </style:style>
    <style:style style:name="P23" style:family="paragraph" style:parent-style-name="Standard" style:master-page-name="">
      <style:paragraph-properties fo:margin-left="0in" fo:margin-right="0in" fo:text-indent="0in" style:auto-text-indent="false" style:page-number="auto"/>
      <style:text-properties fo:font-weight="bold" officeooo:rsid="002876e0" officeooo:paragraph-rsid="002876e0" style:font-weight-asian="bold" style:font-weight-complex="bold"/>
    </style:style>
    <style:style style:name="P24" style:family="paragraph" style:parent-style-name="Standard">
      <style:paragraph-properties fo:margin-left="0in" fo:margin-right="0in" fo:text-indent="0in" style:auto-text-indent="false"/>
      <style:text-properties officeooo:rsid="002876e0" officeooo:paragraph-rsid="002876e0"/>
    </style:style>
    <style:style style:name="P25" style:family="paragraph" style:parent-style-name="Standard">
      <style:paragraph-properties fo:margin-left="0in" fo:margin-right="0in" fo:text-align="start" style:justify-single-word="false" fo:text-indent="0in" style:auto-text-indent="false"/>
      <style:text-properties officeooo:rsid="002876e0" officeooo:paragraph-rsid="002dbea1"/>
    </style:style>
    <style:style style:name="P26" style:family="paragraph" style:parent-style-name="Standard">
      <style:paragraph-properties fo:margin-left="0in" fo:margin-right="0in" fo:text-align="start" style:justify-single-word="false" fo:text-indent="0in" style:auto-text-indent="false"/>
      <style:text-properties style:text-underline-style="solid" style:text-underline-type="double" style:text-underline-width="auto" style:text-underline-color="font-color" officeooo:rsid="002d5314" officeooo:paragraph-rsid="002dbea1"/>
    </style:style>
    <style:style style:name="P27" style:family="paragraph" style:parent-style-name="Standard">
      <style:text-properties fo:font-weight="bold" officeooo:rsid="006653a5" officeooo:paragraph-rsid="006653a5" style:font-weight-asian="bold" style:font-weight-complex="bold"/>
    </style:style>
    <style:style style:name="P28" style:family="paragraph" style:parent-style-name="Standard">
      <style:text-properties fo:font-weight="bold" officeooo:rsid="0064a046" officeooo:paragraph-rsid="007340bb" style:font-weight-asian="bold" style:font-weight-complex="bold"/>
    </style:style>
    <style:style style:name="P29" style:family="paragraph" style:parent-style-name="Standard">
      <style:text-properties fo:font-weight="bold" officeooo:rsid="002876e0" officeooo:paragraph-rsid="007340bb" style:font-weight-asian="bold" style:font-weight-complex="bold"/>
    </style:style>
    <style:style style:name="P30" style:family="paragraph" style:parent-style-name="Standard">
      <style:text-properties fo:font-weight="bold" officeooo:rsid="0076dfd7" officeooo:paragraph-rsid="0076dfd7" style:font-weight-asian="bold" style:font-weight-complex="bold"/>
    </style:style>
    <style:style style:name="P31" style:family="paragraph" style:parent-style-name="Standard">
      <style:text-properties officeooo:rsid="002876e0" officeooo:paragraph-rsid="002876e0"/>
    </style:style>
    <style:style style:name="P32" style:family="paragraph" style:parent-style-name="Standard">
      <style:text-properties officeooo:rsid="002876e0" officeooo:paragraph-rsid="0064a046"/>
    </style:style>
    <style:style style:name="P33" style:family="paragraph" style:parent-style-name="Standard">
      <style:text-properties officeooo:rsid="002876e0" officeooo:paragraph-rsid="007340bb"/>
    </style:style>
    <style:style style:name="P34" style:family="paragraph" style:parent-style-name="Standard">
      <style:text-properties officeooo:rsid="002876e0" officeooo:paragraph-rsid="006653a5"/>
    </style:style>
    <style:style style:name="P35" style:family="paragraph" style:parent-style-name="Standard">
      <style:text-properties fo:font-weight="normal" officeooo:rsid="00665529" officeooo:paragraph-rsid="007340bb" style:font-weight-asian="normal" style:font-weight-complex="normal"/>
    </style:style>
    <style:style style:name="P36" style:family="paragraph" style:parent-style-name="Standard">
      <style:text-properties officeooo:rsid="0050b696" officeooo:paragraph-rsid="007340bb"/>
    </style:style>
    <style:style style:name="P37" style:family="paragraph" style:parent-style-name="Standard">
      <style:text-properties officeooo:rsid="00665529" officeooo:paragraph-rsid="007340bb"/>
    </style:style>
    <style:style style:name="P38" style:family="paragraph" style:parent-style-name="Standard">
      <style:text-properties officeooo:rsid="006b0fcc" officeooo:paragraph-rsid="007340bb"/>
    </style:style>
    <style:style style:name="P39" style:family="paragraph" style:parent-style-name="Standard">
      <style:text-properties officeooo:rsid="00248bb9" officeooo:paragraph-rsid="00248bb9"/>
    </style:style>
    <style:style style:name="P40" style:family="paragraph" style:parent-style-name="Standard">
      <style:text-properties officeooo:rsid="0076dfd7" officeooo:paragraph-rsid="0076dfd7"/>
    </style:style>
    <style:style style:name="P41" style:family="paragraph" style:parent-style-name="Standard">
      <style:paragraph-properties fo:margin-left="0in" fo:margin-right="0in" fo:text-indent="0in" style:auto-text-indent="false"/>
      <style:text-properties officeooo:rsid="002876e0" officeooo:paragraph-rsid="002876e0"/>
    </style:style>
    <style:style style:name="P42" style:family="paragraph" style:parent-style-name="Standard">
      <style:paragraph-properties fo:margin-left="0in" fo:margin-right="0in" fo:text-indent="0in" style:auto-text-indent="false"/>
      <style:text-properties officeooo:rsid="002876e0" officeooo:paragraph-rsid="0076dfd7"/>
    </style:style>
    <style:style style:name="P43" style:family="paragraph" style:parent-style-name="Standard">
      <style:paragraph-properties fo:margin-left="0in" fo:margin-right="0in" fo:text-indent="0in" style:auto-text-indent="false"/>
      <style:text-properties fo:font-weight="normal" officeooo:rsid="002876e0" officeooo:paragraph-rsid="007340bb" style:font-weight-asian="normal" style:font-weight-complex="normal"/>
    </style:style>
    <style:style style:name="P44" style:family="paragraph" style:parent-style-name="Standard">
      <style:paragraph-properties fo:margin-left="0in" fo:margin-right="0in" fo:text-indent="0in" style:auto-text-indent="false"/>
      <style:text-properties fo:font-weight="normal" officeooo:rsid="0076dfd7" officeooo:paragraph-rsid="0076dfd7" style:font-weight-asian="normal" style:font-weight-complex="normal"/>
    </style:style>
    <style:style style:name="P45" style:family="paragraph" style:parent-style-name="Standard">
      <style:paragraph-properties fo:margin-left="0in" fo:margin-right="0in" fo:text-indent="0in" style:auto-text-indent="false"/>
      <style:text-properties fo:font-weight="bold" officeooo:rsid="002876e0" officeooo:paragraph-rsid="0076dfd7" style:font-weight-asian="bold" style:font-weight-complex="bold"/>
    </style:style>
    <style:style style:name="P46" style:family="paragraph" style:parent-style-name="Standard">
      <style:paragraph-properties fo:margin-left="0in" fo:margin-right="0in" fo:text-indent="0in" style:auto-text-indent="false"/>
      <style:text-properties fo:font-weight="bold" officeooo:rsid="002876e0" officeooo:paragraph-rsid="002876e0" style:font-weight-asian="bold" style:font-weight-complex="bold"/>
    </style:style>
    <style:style style:name="P47" style:family="paragraph" style:parent-style-name="Standard">
      <style:paragraph-properties fo:margin-left="0in" fo:margin-right="0in" fo:text-indent="0in" style:auto-text-indent="false"/>
      <style:text-properties fo:font-weight="bold" officeooo:rsid="0076dfd7" officeooo:paragraph-rsid="0076dfd7" style:font-weight-asian="bold" style:font-weight-complex="bold"/>
    </style:style>
    <style:style style:name="P48" style:family="paragraph" style:parent-style-name="Standard">
      <style:paragraph-properties fo:margin-left="0in" fo:margin-right="0in" fo:text-indent="0in" style:auto-text-indent="false"/>
      <style:text-properties officeooo:rsid="0076dfd7" officeooo:paragraph-rsid="0076dfd7"/>
    </style:style>
    <style:style style:name="P49" style:family="paragraph" style:parent-style-name="Standard" style:master-page-name="">
      <style:paragraph-properties fo:margin-left="0in" fo:margin-right="0in" fo:text-indent="0in" style:auto-text-indent="false" style:page-number="auto"/>
      <style:text-properties fo:font-weight="bold" officeooo:rsid="002876e0" officeooo:paragraph-rsid="002876e0" style:font-weight-asian="bold" style:font-weight-complex="bold"/>
    </style:style>
    <style:style style:name="P50" style:family="paragraph" style:parent-style-name="Standard">
      <style:paragraph-properties fo:margin-left="0.5in" fo:margin-right="0in" fo:text-indent="0in" style:auto-text-indent="false"/>
      <style:text-properties officeooo:rsid="002876e0" officeooo:paragraph-rsid="002876e0"/>
    </style:style>
    <style:style style:name="P51" style:family="paragraph" style:parent-style-name="Standard" style:master-page-name="">
      <style:paragraph-properties style:page-number="auto"/>
      <style:text-properties fo:font-weight="bold" officeooo:rsid="007340bb" officeooo:paragraph-rsid="007340bb" style:font-weight-asian="bold" style:font-weight-complex="bold"/>
    </style:style>
    <style:style style:name="P52" style:family="paragraph">
      <style:paragraph-properties fo:text-align="center"/>
    </style:style>
    <style:style style:name="P53" style:family="paragraph">
      <style:paragraph-properties fo:text-align="center"/>
      <style:text-properties fo:font-size="12pt"/>
    </style:style>
    <style:style style:name="T1" style:family="text">
      <style:text-properties officeooo:rsid="001b247c"/>
    </style:style>
    <style:style style:name="T2" style:family="text">
      <style:text-properties officeooo:rsid="001d1abb"/>
    </style:style>
    <style:style style:name="T3" style:family="text">
      <style:text-properties officeooo:rsid="001fc0a5"/>
    </style:style>
    <style:style style:name="T4" style:family="text">
      <style:text-properties officeooo:rsid="0020d42e"/>
    </style:style>
    <style:style style:name="T5" style:family="text">
      <style:text-properties officeooo:rsid="0022bdfa"/>
    </style:style>
    <style:style style:name="T6" style:family="text">
      <style:text-properties officeooo:rsid="002635e3"/>
    </style:style>
    <style:style style:name="T7" style:family="text">
      <style:text-properties style:text-underline-style="none"/>
    </style:style>
    <style:style style:name="T8" style:family="text">
      <style:text-properties style:text-underline-style="none" officeooo:rsid="002dbea1"/>
    </style:style>
    <style:style style:name="T9" style:family="text">
      <style:text-properties style:text-underline-style="none" officeooo:rsid="002e25d1"/>
    </style:style>
    <style:style style:name="T10" style:family="text">
      <style:text-properties style:text-underline-style="none" officeooo:rsid="0040d3b9"/>
    </style:style>
    <style:style style:name="T11" style:family="text">
      <style:text-properties style:text-underline-style="none" officeooo:rsid="002d5314"/>
    </style:style>
    <style:style style:name="T12" style:family="text">
      <style:text-properties style:text-underline-style="none" officeooo:rsid="0076dfd7"/>
    </style:style>
    <style:style style:name="T13" style:family="text">
      <style:text-properties officeooo:rsid="002e4c7e"/>
    </style:style>
    <style:style style:name="T14" style:family="text">
      <style:text-properties fo:font-weight="bold" style:font-weight-asian="bold" style:font-weight-complex="bold"/>
    </style:style>
    <style:style style:name="T15" style:family="text">
      <style:text-properties fo:font-weight="bold" officeooo:rsid="001b247c" style:font-weight-asian="bold" style:font-weight-complex="bold"/>
    </style:style>
    <style:style style:name="T16" style:family="text">
      <style:text-properties officeooo:rsid="0034b7a3"/>
    </style:style>
    <style:style style:name="T17" style:family="text">
      <style:text-properties officeooo:rsid="003695ba"/>
    </style:style>
    <style:style style:name="T18" style:family="text">
      <style:text-properties officeooo:rsid="003caac1"/>
    </style:style>
    <style:style style:name="T19" style:family="text">
      <style:text-properties officeooo:rsid="0050b696"/>
    </style:style>
    <style:style style:name="T20" style:family="text">
      <style:text-properties officeooo:rsid="0052940f"/>
    </style:style>
    <style:style style:name="T21" style:family="text">
      <style:text-properties officeooo:rsid="00544ee2"/>
    </style:style>
    <style:style style:name="T22" style:family="text">
      <style:text-properties officeooo:rsid="0055fab7"/>
    </style:style>
    <style:style style:name="T23" style:family="text">
      <style:text-properties officeooo:rsid="0057e4d2"/>
    </style:style>
    <style:style style:name="T24" style:family="text">
      <style:text-properties officeooo:rsid="0064a046"/>
    </style:style>
    <style:style style:name="T25" style:family="text">
      <style:text-properties officeooo:rsid="00698b15"/>
    </style:style>
    <style:style style:name="T26" style:family="text">
      <style:text-properties officeooo:rsid="006cd1e1"/>
    </style:style>
    <style:style style:name="T27" style:family="text">
      <style:text-properties officeooo:rsid="007340bb"/>
    </style:style>
    <style:style style:name="T28" style:family="text">
      <style:text-properties officeooo:rsid="00747507"/>
    </style:style>
    <style:style style:name="T29" style:family="text">
      <style:text-properties officeooo:rsid="0076dfd7"/>
    </style:style>
    <style:style style:name="T30" style:family="text">
      <style:text-properties fo:font-size="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23b8d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84d1"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in" draw:marker-start-width="0.4402in" draw:marker-end-width="0.4402in" draw:fill-color="#cfe7f5" draw:textarea-horizontal-align="justify" draw:textarea-vertical-align="middle" draw:auto-grow-height="false" fo:padding-top="0.05in" fo:padding-bottom="0.05in" fo:padding-left="0.05in" fo:padding-right="0.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in" draw:marker-start-width="0.4402in" draw:marker-end-width="0.4402in" draw:fill-color="#c0c0c0" draw:textarea-horizontal-align="justify" draw:textarea-vertical-align="middle" draw:auto-grow-height="false" fo:padding-top="0.05in" fo:padding-bottom="0.05in" fo:padding-left="0.05in" fo:padding-right="0.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in" draw:marker-start-width="0.4402in" draw:marker-end-width="0.4402in" draw:textarea-horizontal-align="justify" draw:textarea-vertical-align="middle" draw:auto-grow-height="false" fo:padding-top="0.05in" fo:padding-bottom="0.05in" fo:padding-left="0.05in" fo:padding-right="0.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cfe7f5"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5">Modus :The Measure of Science</text:span><text:span text:style-name="T1"> </text:span>– <text:span text:style-name="T2">blockchain</text:span> <text:span text:style-name="T20">ideas, principals, objectives, big picture</text:span> draft 1</text:p>
      <text:p text:style-name="P1"/>
      <text:p text:style-name="P1"><draw:custom-shape text:anchor-type="paragraph" draw:z-index="1" draw:style-name="gr1" svg:width="1.4217in" svg:height="0.3598in" svg:x="0.7618in" svg:y="0.1571in"><text:p text:style-name="P52">Environment</text:p><draw:enhanced-geometry svg:viewBox="0 0 21600 21600" draw:type="rectangle" draw:enhanced-path="M 0 0 L 21600 0 21600 21600 0 21600 0 0 Z N"/></draw:custom-shape><draw:custom-shape text:anchor-type="paragraph" draw:z-index="3" draw:style-name="gr1" svg:width="1.4217in" svg:height="0.3598in" svg:x="2.4752in" svg:y="0.1362in"><text:p text:style-name="P52">Life</text:p><draw:enhanced-geometry svg:viewBox="0 0 21600 21600" draw:type="rectangle" draw:enhanced-path="M 0 0 L 21600 0 21600 21600 0 21600 0 0 Z N"/></draw:custom-shape><draw:custom-shape text:anchor-type="paragraph" draw:z-index="2" draw:style-name="gr1" svg:width="1.4217in" svg:height="0.3598in" svg:x="4.2201in" svg:y="0.1252in"><text:p text:style-name="P52">Universe</text:p><draw:enhanced-geometry svg:viewBox="0 0 21600 21600" draw:type="rectangle" draw:enhanced-path="M 0 0 L 21600 0 21600 21600 0 21600 0 0 Z N"/></draw:custom-shape></text:p>
      <text:p text:style-name="P1"/>
      <text:p text:style-name="P1"/>
      <text:p text:style-name="P1"><draw:custom-shape text:anchor-type="paragraph" draw:z-index="0" draw:style-name="gr1" svg:width="5.0315in" svg:height="0.3858in" svg:x="0.7457in" svg:y="0.0508in"><text:p text:style-name="P52">Science</text:p><draw:enhanced-geometry svg:viewBox="0 0 21600 21600" draw:type="rectangle" draw:enhanced-path="M 0 0 L 21600 0 21600 21600 0 21600 0 0 Z N"/></draw:custom-shape></text:p>
      <text:p text:style-name="P1"/>
      <text:p text:style-name="P1"><draw:custom-shape text:anchor-type="paragraph" draw:z-index="17" draw:style-name="gr1" draw:text-style-name="P53" svg:width="2.537in" svg:height="0.3213in" svg:x="1.8453in" svg:y="0.1134in"><text:p text:style-name="P52"><text:span text:style-name="T30">Information</text:span></text:p><draw:enhanced-geometry svg:viewBox="0 0 21600 21600" draw:type="rectangle" draw:enhanced-path="M 0 0 L 21600 0 21600 21600 0 21600 0 0 Z N"/></draw:custom-shape></text:p>
      <text:p text:style-name="P1"/>
      <text:p text:style-name="P1"><draw:custom-shape text:anchor-type="paragraph" draw:z-index="5" draw:style-name="gr3" draw:text-style-name="P52" svg:width="1.2449in" svg:height="0.4067in" svg:x="0.8547in" svg:y="0.1484in"><text:p text:style-name="P52">Sensors</text:p><draw:enhanced-geometry svg:viewBox="0 0 21600 21600" draw:type="rectangle" draw:enhanced-path="M 0 0 L 21600 0 21600 21600 0 21600 0 0 Z N"/></draw:custom-shape><draw:custom-shape text:anchor-type="paragraph" draw:z-index="4" draw:style-name="gr2" draw:text-style-name="P52" svg:width="1.6114in" svg:height="0.3807in" svg:x="4.1764in" svg:y="0.1283in"><text:p text:style-name="P52">3D print 'Products'</text:p><draw:enhanced-geometry svg:viewBox="0 0 21600 21600" draw:type="rectangle" draw:enhanced-path="M 0 0 L 21600 0 21600 21600 0 21600 0 0 Z N"/></draw:custom-shape><draw:custom-shape text:anchor-type="paragraph" draw:z-index="16" draw:style-name="gr1" draw:text-style-name="P53" svg:width="1.3449in" svg:height="0.4016in" svg:x="2.4484in" svg:y="0.1283in"><text:p text:style-name="P52"><text:span text:style-name="T30">Computation</text:span></text:p><draw:enhanced-geometry svg:viewBox="0 0 21600 21600" draw:type="rectangle" draw:enhanced-path="M 0 0 L 21600 0 21600 21600 0 21600 0 0 Z N"/></draw:custom-shape></text:p>
      <text:p text:style-name="P1"/>
      <text:p text:style-name="P1"/>
      <text:p text:style-name="P1"><draw:custom-shape text:anchor-type="paragraph" draw:z-index="7" draw:style-name="gr5" draw:text-style-name="P53" svg:width="1.3449in" svg:height="0.4016in" svg:x="0.3909in" svg:y="0.1154in"><text:p text:style-name="P52"><text:span text:style-name="T30">Dapps (VM)</text:span></text:p><draw:enhanced-geometry svg:viewBox="0 0 21600 21600" draw:type="rectangle" draw:enhanced-path="M 0 0 L 21600 0 21600 21600 0 21600 0 0 Z N"/></draw:custom-shape><draw:custom-shape text:anchor-type="paragraph" draw:z-index="6" draw:style-name="gr4" draw:text-style-name="P52" svg:width="1.6114in" svg:height="0.3807in" svg:x="4.5465in" svg:y="0.1146in"><text:p text:style-name="P52">Blockchain</text:p><draw:enhanced-geometry svg:viewBox="0 0 21600 21600" draw:type="rectangle" draw:enhanced-path="M 0 0 L 21600 0 21600 21600 0 21600 0 0 Z N"/></draw:custom-shape><draw:custom-shape text:anchor-type="paragraph" draw:z-index="10" draw:style-name="gr7" draw:text-style-name="P53" svg:width="1.3449in" svg:height="0.4016in" svg:x="2.4272in" svg:y="0.1193in"><text:p text:style-name="P52"><text:span text:style-name="T30">Mapping</text:span></text:p><draw:enhanced-geometry svg:viewBox="0 0 21600 21600" draw:type="rectangle" draw:enhanced-path="M 0 0 L 21600 0 21600 21600 0 21600 0 0 Z N"/></draw:custom-shape></text:p>
      <text:p text:style-name="P1"/>
      <text:p text:style-name="P1"/>
      <text:p text:style-name="P1"><draw:custom-shape text:anchor-type="paragraph" draw:z-index="9" draw:style-name="gr6" draw:text-style-name="P53" svg:width="1.3449in" svg:height="0.4016in" svg:x="0.4283in" svg:y="0.1807in"><text:p text:style-name="P52"><text:span text:style-name="T30">Smart Contracts</text:span></text:p><draw:enhanced-geometry svg:viewBox="0 0 21600 21600" draw:type="rectangle" draw:enhanced-path="M 0 0 L 21600 0 21600 21600 0 21600 0 0 Z N"/></draw:custom-shape></text:p>
      <text:p text:style-name="P1"><draw:custom-shape text:anchor-type="paragraph" draw:z-index="8" draw:style-name="gr1" svg:width="1.5004in" svg:height="0.4335in" svg:x="2.3445in" svg:y="0.0209in"><text:p text:style-name="P52">value of science</text:p><draw:enhanced-geometry svg:viewBox="0 0 21600 21600" draw:type="rectangle" draw:enhanced-path="M 0 0 L 21600 0 21600 21600 0 21600 0 0 Z N"/></draw:custom-shape></text:p>
      <text:p text:style-name="P1"><draw:custom-shape text:anchor-type="paragraph" draw:z-index="18" draw:style-name="gr8" draw:text-style-name="P52" svg:width="2.313in" svg:height="0.3913in" svg:x="4.302in" svg:y="-0.2665in"><text:p text:style-name="P52">Proof of Data</text:p><draw:enhanced-geometry svg:viewBox="0 0 21600 21600" draw:type="rectangle" draw:enhanced-path="M 0 0 L 21600 0 21600 21600 0 21600 0 0 Z N"/></draw:custom-shape></text:p>
      <text:p text:style-name="P1"><draw:custom-shape text:anchor-type="paragraph" draw:z-index="21" draw:style-name="gr8" draw:text-style-name="P53" svg:width="2.3134in" svg:height="0.3921in" svg:x="4.302in" svg:y="0.0638in"><text:p text:style-name="P52"><text:span text:style-name="T30">Zero Knowledge SNARKs</text:span></text:p><draw:enhanced-geometry svg:viewBox="0 0 21600 21600" draw:type="rectangle" draw:enhanced-path="M 0 0 L 21600 0 21600 21600 0 21600 0 0 Z N"/></draw:custom-shape></text:p>
      <text:p text:style-name="P1"><draw:custom-shape text:anchor-type="paragraph" draw:z-index="12" draw:style-name="gr6" draw:text-style-name="P53" svg:width="1.3449in" svg:height="0.4016in" svg:x="0.4335in" svg:y="0.0283in"><text:p text:style-name="P52"><text:span text:style-name="T30">DStorage</text:span></text:p><draw:enhanced-geometry svg:viewBox="0 0 21600 21600" draw:type="rectangle" draw:enhanced-path="M 0 0 L 21600 0 21600 21600 0 21600 0 0 Z N"/></draw:custom-shape></text:p>
      <text:p text:style-name="P1"><draw:custom-shape text:anchor-type="paragraph" draw:z-index="14" draw:style-name="gr1" svg:width="1.5677in" svg:height="0.4394in" svg:x="2.2882in" svg:y="0.0083in"><text:p text:style-name="P52">Research signal</text:p><draw:enhanced-geometry svg:viewBox="0 0 21600 21600" draw:type="rectangle" draw:enhanced-path="M 0 0 L 21600 0 21600 21600 0 21600 0 0 Z N"/></draw:custom-shape></text:p>
      <text:p text:style-name="P1"><draw:custom-shape text:anchor-type="paragraph" draw:z-index="19" draw:style-name="gr8" draw:text-style-name="P52" svg:width="1.963in" svg:height="0.3913in" svg:x="4.5327in" svg:y="0.002in"><text:p text:style-name="P52">Proof of Stake</text:p><draw:enhanced-geometry svg:viewBox="0 0 21600 21600" draw:type="rectangle" draw:enhanced-path="M 0 0 L 21600 0 21600 21600 0 21600 0 0 Z N"/></draw:custom-shape></text:p>
      <text:p text:style-name="P1"><draw:custom-shape text:anchor-type="paragraph" draw:z-index="11" draw:style-name="gr6" draw:text-style-name="P53" svg:width="1.3449in" svg:height="0.4016in" svg:x="0.4335in" svg:y="0.0063in"><text:p text:style-name="P52"><text:span text:style-name="T30">Dsensor</text:span></text:p><draw:enhanced-geometry svg:viewBox="0 0 21600 21600" draw:type="rectangle" draw:enhanced-path="M 0 0 L 21600 0 21600 21600 0 21600 0 0 Z N"/></draw:custom-shape></text:p>
      <text:p text:style-name="P1"><draw:custom-shape text:anchor-type="paragraph" draw:z-index="20" draw:style-name="gr8" draw:text-style-name="P52" svg:width="1.9469in" svg:height="0.3913in" svg:x="4.548in" svg:y="0.1673in"><text:p text:style-name="P52">Proof of Work</text:p><draw:enhanced-geometry svg:viewBox="0 0 21600 21600" draw:type="rectangle" draw:enhanced-path="M 0 0 L 21600 0 21600 21600 0 21600 0 0 Z N"/></draw:custom-shape><draw:custom-shape text:anchor-type="paragraph" draw:z-index="15" draw:style-name="gr1" svg:width="1.5157in" svg:height="0.4807in" svg:x="2.3209in" svg:y="0.1in"><text:p text:style-name="P52">modusCoin</text:p><draw:enhanced-geometry svg:viewBox="0 0 21600 21600" draw:type="rectangle" draw:enhanced-path="M 0 0 L 21600 0 21600 21600 0 21600 0 0 Z N"/></draw:custom-shape></text:p>
      <text:p text:style-name="P1"/>
      <text:p text:style-name="P1"><draw:custom-shape text:anchor-type="paragraph" draw:z-index="13" draw:style-name="gr6" draw:text-style-name="P53" svg:width="1.3449in" svg:height="0.4016in" svg:x="0.4437in" svg:y="0.0563in"><text:p text:style-name="P52"><text:span text:style-name="T30">Dprinter</text:span></text:p><draw:enhanced-geometry svg:viewBox="0 0 21600 21600" draw:type="rectangle" draw:enhanced-path="M 0 0 L 21600 0 21600 21600 0 21600 0 0 Z N"/></draw:custom-shape></text:p>
      <text:p text:style-name="P1"/>
      <text:p text:style-name="P1"/>
      <text:p text:style-name="P1"/>
      <text:p text:style-name="P1"/>
      <text:p text:style-name="P1"/>
      <text:p text:style-name="P40">1 Introduction</text:p>
      <text:p text:style-name="P40"/>
      <text:p text:style-name="P1"/>
      <text:p text:style-name="P3"><text:span text:style-name="T29">1.1 </text:span>Emotional pull</text:p>
      <text:p text:style-name="P2">Science is <text:span text:style-name="T16">the </text:span>foundation of technology and a<text:span text:style-name="T16">t the</text:span> heart of human <text:span text:style-name="T4">civilization</text:span> advancement. <text:s/>Combine <text:span text:style-name="T4">scientific</text:span> <text:span text:style-name="T4">endeavor</text:span> with blockchain <text:span text:style-name="T16">methodology</text:span> and <text:span text:style-name="T16">this gives the potential to accelerate</text:span> science research discover<text:span text:style-name="T16">y</text:span> and thus evolution of <text:span text:style-name="T16">the</text:span> human species.</text:p>
      <text:p text:style-name="P2"/>
      <text:p text:style-name="P2"><text:span text:style-name="T17">The b</text:span>ig problems of our time; environment of planet earth and our <text:span text:style-name="T13">survival</text:span> on it. <text:s/>The conscious human control over life, cure aging <text:span text:style-name="T21">or DNA modification</text:span> and finally understand<text:span text:style-name="T17">ing</text:span> the cosmos at large.</text:p>
      <text:p text:style-name="P2"/>
      <text:p text:style-name="P21">Today, these complex problems are being address<text:span text:style-name="T21">ed</text:span> by very few humans. <text:s/>Human<text:span text:style-name="T17">s</text:span> centralized around government project<text:span text:style-name="T17">s</text:span> or scientific research labs of private corporations or non-profits. <text:s/>Computation power and software code being <text:span text:style-name="T17">run on </text:span>centralized computer infrastructure. <text:s/>The value of such research broadcast out. <text:s/>A science blockchain would be open to all, contributing sensor data, computation power and software code (research) and then the value is personalized first and then <text:span text:style-name="T17">aggregated </text:span>across the network to give the worldwide view.</text:p>
      <text:p text:style-name="P2"><text:soft-page-break/></text:p>
      <text:p text:style-name="P3"><text:span text:style-name="T29">1.2 </text:span>Authority</text:p>
      <text:p text:style-name="P2"><text:span text:style-name="T5">Scientific</text:span> method <text:span text:style-name="T5">recognized</text:span> across the planet. <text:s/>Putting it on a blockchain and liberating <text:span text:style-name="T22">it </text:span>to all is yet to be fully communicated or understood.</text:p>
      <text:p text:style-name="P2"/>
      <text:p text:style-name="P3"><text:span text:style-name="T29">1.3 </text:span>Technical</text:p>
      <text:p text:style-name="P2">The technology now exists, networks, <text:span text:style-name="T3">computation</text:span> and mathematical trust mechanisms to propel the <text:span text:style-name="T3">scientific</text:span> <text:span text:style-name="T3">endeavor</text:span> forward, faster, better etc.</text:p>
      <text:p text:style-name="P2"/>
      <text:p text:style-name="P2"/>
      <text:p text:style-name="P11">- Environment</text:p>
      <text:p text:style-name="P11"><text:tab/><text:span text:style-name="T18">climate change: carbon dioxide, pollution(smog), </text:span></text:p>
      <text:p text:style-name="P11"/>
      <text:p text:style-name="P11">- Life</text:p>
      <text:p text:style-name="P11"><text:tab/><text:span text:style-name="T18">cure aging, understand consciousness</text:span></text:p>
      <text:p text:style-name="P11"/>
      <text:p text:style-name="P11">- Universe (cosmos at large)</text:p>
      <text:p text:style-name="P11"><text:tab/><text:span text:style-name="T18">laws governing creation and unfolding of a universe</text:span></text:p>
      <text:p text:style-name="P11"/>
      <text:p text:style-name="P11"/>
      <text:p text:style-name="P11"/>
      <text:p text:style-name="P4"><text:span text:style-name="T29">2 </text:span>Science</text:p>
      <text:p text:style-name="P12">Science is the human construct to address the three above.</text:p>
      <text:p text:style-name="P12"/>
      <text:p text:style-name="P5"><text:span text:style-name="T29">3 </text:span>Information</text:p>
      <text:p text:style-name="P14">Science is showing that information is weaved in to the fabric of everything.</text:p>
      <text:p text:style-name="P12"/>
      <text:p text:style-name="P4"><text:span text:style-name="T29">4 </text:span>Sensor<text:span text:style-name="T6">s</text:span></text:p>
      <text:p text:style-name="P15">Range from electronics to human and those of other life <text:span text:style-name="T28">forms</text:span>.</text:p>
      <text:p text:style-name="P13"/>
      <text:p text:style-name="P5"><text:span text:style-name="T29">5 </text:span>Computation</text:p>
      <text:p text:style-name="P15">Combing existing information to produce new.</text:p>
      <text:p text:style-name="P14"/>
      <text:p text:style-name="P6"><text:span text:style-name="T29">6 </text:span>3D Print (products)</text:p>
      <text:p text:style-name="P18">The universal way of creating material objects.</text:p>
      <text:p text:style-name="P12"/>
      <text:p text:style-name="P12"/>
      <text:p text:style-name="P7"><text:span text:style-name="T29">7 </text:span>Dapps (VM)</text:p>
      <text:p text:style-name="P19">The information environment where network participants can <text:span text:style-name="T13">contribute</text:span> their own data and <text:span text:style-name="T13">science</text:span> <text:span text:style-name="T23">D</text:span>apps(research) in the form of computer code to the network. <text:s/>Peer to Peer.</text:p>
      <text:p text:style-name="P19"/>
      <text:p text:style-name="P19">The key components of the Dapps are:</text:p>
      <text:p text:style-name="P24"/>
      <text:p text:style-name="P23"><text:span text:style-name="T29">7.1 </text:span>Smart contracts</text:p>
      <text:p text:style-name="P44">Contract terms and condition written in computer logic.</text:p>
      <text:p text:style-name="P24"/>
      <text:p text:style-name="P45"><text:span text:style-name="T29">7.1 Dstorage</text:span></text:p>
      <text:p text:style-name="P42">The utility <text:span text:style-name="T13">capability</text:span> of having the data reliably <text:span text:style-name="T13">available</text:span> and <text:span text:style-name="T13">privacy</text:span> status to control of any peer wants.</text:p>
      <text:p text:style-name="P24"><text:soft-page-break/></text:p>
      <text:p text:style-name="P24"/>
      <text:p text:style-name="P46"><text:span text:style-name="T29">7.2 </text:span>Dsensor</text:p>
      <text:p text:style-name="P24">Utility library to allow all sensors to interact with Dapps</text:p>
      <text:p text:style-name="P24"/>
      <text:p text:style-name="P46"><text:span text:style-name="T29">7.3 </text:span>Dprinter</text:p>
      <text:p text:style-name="P24">Utility library to allow any printing of material object in the universe.</text:p>
      <text:p text:style-name="P22"/>
      <text:p text:style-name="P51"/>
      <text:p text:style-name="P28"><text:span text:style-name="T29">8 </text:span>Mapping</text:p>
      <text:p text:style-name="P35">A cryptocurrency blockchain comes to be when the first or gensisi block has been mined. <text:s/>Miners are the name given to those participating in the race to create new additional block via the act of mining. <text:s/>In a science blockchain miners are called Mappers. <text:s/>The purpose of the network is to “map out' the envirnoment, life and the Universe at large. <text:s/>Each peer in the network has the right to participate in mapping activities, whether that be a the sensor, data recording, computation or connecting data sets level where these mapping activites will be 'rewarded' by a value or voting outcome granted by each individual peer on the network. <text:s/>The proof of data machansisming put in place preventing the gaming of the votes. </text:p>
      <text:p text:style-name="P35"/>
      <text:p text:style-name="P35"><text:s/>The act of mapping covers the following: </text:p>
      <text:p text:style-name="P28"/>
      <text:p text:style-name="P33">Creation <text:span text:style-name="T19">of sidechain. <text:s/>Pre-mining proof of work algorithm.</text:span></text:p>
      <text:p text:style-name="P36">Creation of a Personal blockchain block via proof of stake.</text:p>
      <text:p text:style-name="P37">Computation software code.</text:p>
      <text:p text:style-name="P37">Mapping data sets to aggregate.</text:p>
      <text:p text:style-name="P37">Notifications to <text:span text:style-name="T29">participate</text:span> given data context.</text:p>
      <text:p text:style-name="P38">Peers map individual 'outcome' or 'use of data, computation'</text:p>
      <text:p text:style-name="P33"/>
      <text:p text:style-name="P30">8.1 Value of Science</text:p>
      <text:p text:style-name="P33"/>
      <text:p text:style-name="P33"/>
      <text:p text:style-name="P29"><text:span text:style-name="T29">8.2 Mapping (</text:span>Research<text:span text:style-name="T24">)</text:span> signal</text:p>
      <text:p text:style-name="P33">This will replace <text:span text:style-name="T19">pri</text:span>ce (as in monetary) signal as the governing number for <text:span text:style-name="T19">the network</text:span> to collaborate on. <text:span text:style-name="T26">This will give sensor makers to insight on where to innovate for greater granulatiry of measurement or highlight areas not being measured, or on the computation side, focus energies on the urgency of problems needing solved or an indication to the entire network of the complexity of a problem etc.</text:span></text:p>
      <text:p text:style-name="P33"/>
      <text:p text:style-name="P29"><text:span text:style-name="T29">8.3 </text:span>modusCoin</text:p>
      <text:p text:style-name="P43">The pre ming proof of work on seeding the sidechain, will equal the value of all existing science value in the world on creation. <text:s/><text:span text:style-name="T19">Right now an arbitrary number. <text:s/>In time a value could be crowd sources on the value potential or new information added to the network e.g. using prediction markets with 'votes' from the existing network.</text:span></text:p>
      <text:p text:style-name="P22"/>
      <text:p text:style-name="P23"><text:span text:style-name="T29">9 </text:span>Blockchain <text:span text:style-name="T29">(Personal)</text:span></text:p>
      <text:p text:style-name="P24">The primary role of the blockchain is to facilitate trust and universal rules across the network.</text:p>
      <text:p text:style-name="P24"/>
      <text:p text:style-name="P47">9.1 Personal Blockchain</text:p>
      <text:p text:style-name="P48"/>
      <text:p text:style-name="P47">9.1.1 <text:span text:style-name="T11">Sidechains</text:span></text:p>
      <text:p text:style-name="P26"><text:soft-page-break/><text:span text:style-name="T9">This </text:span><text:span text:style-name="T12">proposed</text:span><text:span text:style-name="T9"> as the next evolution of the blockchain technology. <text:s/>This allows m</text:span><text:span text:style-name="T7">ore advance</text:span><text:span text:style-name="T9">d</text:span><text:span text:style-name="T7"> scripting</text:span><text:span text:style-name="T9"> in contracts</text:span><text:span text:style-name="T7"> i.e. </text:span><text:span text:style-name="T9">computer</text:span><text:span text:style-name="T7"> code written rules to </text:span><text:span text:style-name="T9">describe</text:span><text:span text:style-name="T7"> the 'law' of the term</text:span><text:span text:style-name="T10">s</text:span><text:span text:style-name="T7"> of a contract.</text:span></text:p>
      <text:p text:style-name="P25"/>
      <text:p text:style-name="P47">9.2 Proof of Data</text:p>
      <text:p text:style-name="P48"/>
      <text:p text:style-name="P48"/>
      <text:p text:style-name="P47">9.3 Zero Knowledge Proofs / SNARKs</text:p>
      <text:p text:style-name="P48"/>
      <text:p text:style-name="P48"/>
      <text:p text:style-name="P47">9.4 Proof of Stake</text:p>
      <text:p text:style-name="P48"/>
      <text:p text:style-name="P48"/>
      <text:p text:style-name="P47">9.5 Proof of Work</text:p>
      <text:p text:style-name="P20"/>
      <text:p text:style-name="P19"><text:span text:style-name="T14"/></text:p>
      <text:p text:style-name="P19"/>
      <text:p text:style-name="P32"/>
      <text:p text:style-name="P27"><text:span text:style-name="T29">10 </text:span>DAO</text:p>
      <text:p text:style-name="P16">The mining of Gensis block brings a crytocurrency to be. <text:s/>There is only one. A science blockchain is brought to be when any individual peers sets up a Personal blockchain <text:span text:style-name="T25">and connects it to the Science blockchain. <text:s/>Thus every new peer joining the network will be creating a 'gensis' block on the Science blockchain. <text:s/>For example an individual peer to join the network and then connect to a sensor via Dsensor library and then contribute data and potentially start to share it or it could be personal blockchain that add a Dapp i.e. computational software code looking to attract data or it could be for the setting up or pegging of a sensor or 3D printer specification to the network, or the pegging of a new cyrptocurrency or exchange for example, carbon coin where a spevicic environmental problem has a link to existing fiat currency pricing mechansim while the carbon sensor network provides verifiable data for the market machansism.</text:span></text:p>
      <text:p text:style-name="P16"/>
      <text:p text:style-name="P16"/>
      <text:p text:style-name="P9">Votes or share at <text:s/>Crypto-IPO </text:p>
      <text:p text:style-name="P16">Each individual peers will have been rewarded for mapping activities from their own personal creation of a gensis block on a personal blockchain.</text:p>
      <text:p text:style-name="P16"/>
      <text:p text:style-name="P16">Votes or shares of value when the network introduces a crypto currency:</text:p>
      <text:p text:style-name="P16"/>
      <text:p text:style-name="P16"><text:span text:style-name="T27">Arbitrary</text:span> amount for any peer mapping a genisis block on a personal blockchain to the sceince blockchain.</text:p>
      <text:p text:style-name="P16"/>
      <text:p text:style-name="P16">Adding data to the network</text:p>
      <text:p text:style-name="P16">Adding sensor to the network</text:p>
      <text:p text:style-name="P16">Adding a 3D printer to the network</text:p>
      <text:p text:style-name="P16">Adding a computation model to the network</text:p>
      <text:p text:style-name="P16">Adding proof of data utilities to the networks</text:p>
      <text:p text:style-name="P16"/>
      <text:p text:style-name="P16">All qualifying contribution will be further solifified by a factor that represents a demonstratable value to a peer or part or to the full network. <text:s/>These machansism are built into the proof of stake calculation that governs the entrire blockchains, personal to sidechains to the science blockchain. </text:p>
      <text:p text:style-name="P16"/>
      <text:p text:style-name="P10"><text:soft-page-break/>Votes for contributing new infrastructure code to the network</text:p>
      <text:p text:style-name="P17">On day on the blockchain network will not be complete. <text:s/>A code management acceptance mechanism will need to be contructed.</text:p>
      <text:p text:style-name="P8"/>
      <text:p text:style-name="P34"/>
      <text:p text:style-name="P19"/>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7T10:26:22.613316491</meta:creation-date>
    <meta:generator>LibreOffice/4.2.7.2$Linux_X86_64 LibreOffice_project/420m0$Build-2</meta:generator>
    <dc:date>2015-01-08T16:51:18.400439475</dc:date>
    <meta:editing-duration>P1DT16H31M36S</meta:editing-duration>
    <meta:editing-cycles>83</meta:editing-cycles>
    <meta:document-statistic meta:table-count="0" meta:image-count="0" meta:object-count="0" meta:page-count="5" meta:paragraph-count="74" meta:word-count="1100" meta:character-count="6803" meta:non-whitespace-character-count="5744"/>
  </office:meta>
</office:document-meta>
</file>